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15.663cm"/>
    </style:style>
    <style:style style:name="co3" style:family="table-column">
      <style:table-column-properties fo:break-before="auto" style:column-width="12.5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dddddd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4" style:family="table-cell" style:parent-style-name="Default">
      <style:table-cell-properties fo:border-bottom="0.74pt solid #000000" fo:background-color="#dddddd" fo:border-left="1.5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ddddd"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12" style:family="table-cell" style:parent-style-name="Default">
      <style:table-cell-properties fo:border-bottom="1.5pt solid #000000" fo:wrap-option="wrap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wrap-option="wrap" fo:border-left="0.74pt solid #000000" fo:border-right="1.5pt solid #000000" fo:border-top="non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wrap-option="wrap" fo:border-left="0.74pt solid #000000" fo:border-right="1.5pt solid #000000" fo:border-top="1.5pt solid #000000"/>
    </style:style>
    <style:style style:name="ce35" style:family="table-cell" style:parent-style-name="Default">
      <style:table-cell-properties fo:border-bottom="0.74pt solid #000000" fo:wrap-option="wrap" fo:border-left="0.74pt solid #000000" fo:border-right="1.5pt solid #000000" fo:border-top="0.74pt solid #000000"/>
    </style:style>
    <style:style style:name="ce17" style:family="table-cell" style:parent-style-name="Default">
      <style:table-cell-properties fo:border-bottom="none" fo:wrap-option="wrap" fo:border-left="none" fo:border-right="1.5pt solid #000000" fo:border-top="none"/>
    </style:style>
    <style:style style:name="ce18" style:family="table-cell" style:parent-style-name="Default">
      <style:table-cell-properties fo:border-bottom="0.74pt solid #000000" fo:background-color="#dddddd" fo:wrap-option="wrap" fo:border-left="none" fo:border-right="1.5pt solid #000000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5pt solid #000000" fo:wrap-option="wrap" fo:border-left="none" fo:border-right="1.5pt solid #000000" fo:border-top="none"/>
    </style:style>
    <style:style style:name="ce20" style:family="table-cell" style:parent-style-name="Default">
      <style:table-cell-properties fo:border-bottom="none" fo:wrap-option="wrap" fo:border-left="0.74pt solid #000000" fo:border-right="1.5pt solid #000000" fo:border-top="1.5pt solid #000000"/>
    </style:style>
    <style:style style:name="ce21" style:family="table-cell" style:parent-style-name="Default">
      <style:table-cell-properties fo:border-bottom="0.74pt solid #000000" fo:wrap-option="wrap" fo:border-left="0.74pt solid #000000" fo:border-right="1.5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prvni 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8" office:value-type="string" calcext:value-type="string" table:number-columns-spanned="2" table:number-rows-spanned="1">
            <text:p>Kontrola funkčnosti odkazů na webové stránky Ministerstva práce a sociálních věcí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Otevřít v hlavním menu „FAQ“.</text:p>
          </table:table-cell>
          <table:table-cell office:value-type="string" calcext:value-type="string">
            <text:p>Otevřela se webová stránka s nadpisem „S čím ti můžeme poradit?“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Kliknout ve výběru na „Úřad práce – proplacení kurzu“.</text:p>
          </table:table-cell>
          <table:table-cell office:value-type="string" calcext:value-type="string">
            <text:p>Seznam otázek se zafiltroval pouze pro „Úřad práce“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Rozbalit sekci „Úřad práce: Jak fungují příspěvky na vaše kurzy?“.</text:p>
          </table:table-cell>
          <table:table-cell office:value-type="string" calcext:value-type="string">
            <text:p>Rozbalila se sekce „Úřad práce: Jak fungují příspěvky na vaše kurzy?“.</text:p>
          </table:table-cell>
        </table:table-row>
        <table:table-row table:style-name="ro2">
          <table:table-cell office:value-type="string" calcext:value-type="string">
            <text:p>7. krok</text:p>
          </table:table-cell>
          <table:table-cell office:value-type="string" calcext:value-type="string">
            <text:p>Kliknout v textu „TIP: Veškeré informace si určitě dohledej a ověř vždy i na Úřadu práce nebo stránkách MPSV.“ na odkaz pod textem „stránkách MPSV“.</text:p>
          </table:table-cell>
          <table:table-cell office:value-type="string" calcext:value-type="string">
            <text:p>Otevřela se webová stránka „<text:a xlink:href="https://www.mpsv.cz/" xlink:type="simple">https://www.mpsv.cz/</text:a>“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Zkontrolovat, že proběhlo přesměrování na stránky MPSV.</text:p>
          </table:table-cell>
          <table:table-cell office:value-type="string" calcext:value-type="string">
            <text:p>Pokud přesměrování proběhlo, vrátila se odpovídající hláška.</text:p>
          </table:table-cell>
        </table:table-row>
        <table:table-row table:style-name="ro2">
          <table:table-cell office:value-type="string" calcext:value-type="string">
            <text:p>9. krok</text:p>
          </table:table-cell>
          <table:table-cell office:value-type="string" calcext:value-type="string">
            <text:p>Návrat na předchozí stránku (stránka Engeta).</text:p>
          </table:table-cell>
          <table:table-cell office:value-type="string" calcext:value-type="string">
            <text:p>Otevřela se webová stránka „<text:a xlink:href="https://engeto.cz/faq/#urad-prace-jak-funguji-prispevky-na-vase-kurzy" xlink:type="simple">https://engeto.cz/faq/#urad-prace-jak-funguji-prispevky-na-vase-kurzy</text:a>“.</text:p>
          </table:table-cell>
        </table:table-row>
        <table:table-row table:style-name="ro1">
          <table:table-cell office:value-type="string" calcext:value-type="string">
            <text:p>10. krok</text:p>
          </table:table-cell>
          <table:table-cell office:value-type="string" calcext:value-type="string">
            <text:p>Rozbalit sekci „Úřad práce: Jaké jsou podmínky přihlášení?“.</text:p>
          </table:table-cell>
          <table:table-cell office:value-type="string" calcext:value-type="string">
            <text:p>Rozbalila se sekce „Úřad práce: Jaké jsou podmínky přihlášení?“.</text:p>
          </table:table-cell>
        </table:table-row>
        <table:table-row table:style-name="ro2">
          <table:table-cell office:value-type="string" calcext:value-type="string">
            <text:p>11. krok</text:p>
          </table:table-cell>
          <table:table-cell office:value-type="string" calcext:value-type="string">
            <text:p>Kliknout na odkaz „<text:a xlink:href="https://www.mpsv.cz/zadost-o-zarazeni-do-evidence-zajemcu-o-zamestnani" xlink:type="simple">https://www.mpsv.cz/zadost-o-zarazeni-do-evidence-zajemcu-o-zamestnani</text:a>“.</text:p>
          </table:table-cell>
          <table:table-cell office:value-type="string" calcext:value-type="string">
            <text:p>Otevřela se webová stránka „<text:a xlink:href="https://www.mpsv.cz/zadost-o-zarazeni-do-evidence-zajemcu-o-zamestnani" xlink:type="simple">https://www.mpsv.cz/zadost-o-zarazeni-do-evidence-zajemcu-o-zamestnani</text:a>“.</text:p>
          </table:table-cell>
        </table:table-row>
        <table:table-row table:style-name="ro2">
          <table:table-cell office:value-type="string" calcext:value-type="string">
            <text:p>12. krok</text:p>
          </table:table-cell>
          <table:table-cell office:value-type="string" calcext:value-type="string">
            <text:p>Zkontrolovat, že proběhlo přesměrování na stránky MPSV, konkrétně na „Žádost o zařazení do evidence zájemců o zaměstnání“.</text:p>
          </table:table-cell>
          <table:table-cell office:value-type="string" calcext:value-type="string">
            <text:p>Pokud přesměrování proběhlo, vrátila se odpovídající hláška.</text:p>
          </table:table-cell>
        </table:table-row>
        <table:table-row table:style-name="ro1">
          <table:table-cell table:style-name="ce5" office:value-type="string" calcext:value-type="string">
            <text:p>13. krok</text:p>
          </table:table-cell>
          <table:table-cell table:style-name="ce12" office:value-type="string" calcext:value-type="string">
            <text:p>Návrat na domovskou stránka Engeta.</text:p>
          </table:table-cell>
          <table:table-cell table:style-name="ce19" office:value-type="string" calcext:value-type="string">
            <text:p>Proběhl přesun na „<text:a xlink:href="https://engeto.cz/" xlink:type="simple">https://engeto.cz/</text:a>“.</text:p>
          </table:table-cell>
        </table:table-row>
        <table:table-row table:style-name="ro1" table:number-rows-repeated="4">
          <table:table-cell table:style-name="Default"/>
          <table:table-cell table:style-name="ce9" table:number-columns-repeated="2"/>
        </table:table-row>
        <table:table-row table:style-name="ro1">
          <table:table-cell table:style-name="ce6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druhy</text:p>
          </table:table-cell>
          <table:covered-table-cell table:style-name="ce20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13" office:value-type="string" calcext:value-type="string" table:number-columns-spanned="2" table:number-rows-spanned="1">
            <text:p>Kontrola zobrazení celého studijního plánu kurzu Testing Akademie.</text:p>
          </table:table-cell>
          <table:covered-table-cell table:style-name="ce21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2">
          <table:table-cell office:value-type="string" calcext:value-type="string">
            <text:p>1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Kontrola zobrazení titulku.</text:p>
          </table:table-cell>
          <table:table-cell office:value-type="string" calcext:value-type="string">
            <text:p>Pokud titulek seděl, vrátila se odpovídající hláška.</text:p>
          </table:table-cell>
        </table:table-row>
        <table:table-row table:style-name="ro1">
          <table:table-cell office:value-type="string" calcext:value-type="string">
            <text:p>3. krok</text:p>
          </table:table-cell>
          <table:table-cell office:value-type="string" calcext:value-type="string">
            <text:p>V hlavním menu kliknout na „Kurzy“.</text:p>
          </table:table-cell>
          <table:table-cell office:value-type="string" calcext:value-type="string">
            <text:p>Zobrazila se nabídka kurzů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Vybrat možnost „Testing Akademie“.</text:p>
          </table:table-cell>
          <table:table-cell office:value-type="string" calcext:value-type="string">
            <text:p>Otevřela se stránka s kurzem Testing Akademie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V sekci „Studijní plán“ kliknout na tlačítko „Zobrazit celý studijní plán“.</text:p>
          </table:table-cell>
          <table:table-cell office:value-type="string" calcext:value-type="string">
            <text:p>Po kliku na tlačítko se rozbalil celý studijní plán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Zkontrolovat, že se zobrazila 11. lekce, tj. celý studijní plán.</text:p>
          </table:table-cell>
          <table:table-cell office:value-type="string" calcext:value-type="string">
            <text:p>Pokud je zobrazena 11. lekce, vrátila se odpovídající hláška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Kliknout na logo Engeta.</text:p>
          </table:table-cell>
          <table:table-cell office:value-type="string" calcext:value-type="string">
            <text:p><text:span text:style-name="T1">Došlo k přesunu na „</text:span><text:span text:style-name="T1"><text:a xlink:href="https://engeto.cz/" xlink:type="simple">https://engeto.cz/</text:a></text:span><text:span text:style-name="T1">“.</text:span></text:p>
          </table:table-cell>
        </table:table-row>
        <table:table-row table:style-name="ro1">
          <table:table-cell table:style-name="ce5" office:value-type="string" calcext:value-type="string">
            <text:p>8. krok</text:p>
          </table:table-cell>
          <table:table-cell table:style-name="ce12" office:value-type="string" calcext:value-type="string">
            <text:p>Zkontrolovat, že návrat na domovskou stránku Engeta proběhl správně.</text:p>
          </table:table-cell>
          <table:table-cell table:style-name="ce19" office:value-type="string" calcext:value-type="string">
            <text:p>Pokud přesměrování proběhlo, vrátila se odpovídající hláška.</text:p>
          </table:table-cell>
        </table:table-row>
        <table:table-row table:style-name="ro1" table:number-rows-repeated="4"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treti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14" office:value-type="string" calcext:value-type="string" table:number-columns-spanned="2" table:number-rows-spanned="1">
            <text:p>Kontrola objednávkového systému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2">
          <table:table-cell office:value-type="string" calcext:value-type="string">
            <text:p>1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Kliknout na tlačítko „Přehled IT kurzů“.</text:p>
          </table:table-cell>
          <table:table-cell office:value-type="string" calcext:value-type="string">
            <text:p>Otevřela se stránka s přehledem kurzů.</text:p>
          </table:table-cell>
        </table:table-row>
        <table:table-row table:style-name="ro1">
          <table:table-cell office:value-type="string" calcext:value-type="string">
            <text:p>3. krok</text:p>
          </table:table-cell>
          <table:table-cell office:value-type="string" calcext:value-type="string">
            <text:p>Kontrola titulku.</text:p>
          </table:table-cell>
          <table:table-cell office:value-type="string" calcext:value-type="string">
            <text:p>Pokud titulek seděl, vrátila se odpovídající hláška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V sekci „Tester s Pythonem“ kliknout na tlačítko „Více informací“.</text:p>
          </table:table-cell>
          <table:table-cell office:value-type="string" calcext:value-type="string">
            <text:p>Otevřela se stránka s nadpisem „Tester s Pythonem“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Zkontrolovat přes titulek, že se vybral správný kurz.</text:p>
          </table:table-cell>
          <table:table-cell office:value-type="string" calcext:value-type="string">
            <text:p>Pokud titulek seděl, vrátila se odpovídající hláška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V sekci „Termíny“ vybrat první termín klikem na tlačítko „Detail termínu“.</text:p>
          </table:table-cell>
          <table:table-cell office:value-type="string" calcext:value-type="string">
            <text:p>Zobrazil se detail termínu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Kliknout na tlačítko „Objednat kurz“.</text:p>
          </table:table-cell>
          <table:table-cell office:value-type="string" calcext:value-type="string">
            <text:p>Došlo k přesunu na stránku s košíkem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Uložit „Cena celkem“ vynásobenou 2 pro pozdější kontrolu.</text:p>
          </table:table-cell>
          <table:table-cell office:value-type="string" calcext:value-type="string">
            <text:p>Uložila se Cena celkem, která je vynásobená dvěma.</text:p>
          </table:table-cell>
        </table:table-row>
        <table:table-row table:style-name="ro1">
          <table:table-cell office:value-type="string" calcext:value-type="string">
            <text:p>9. krok</text:p>
          </table:table-cell>
          <table:table-cell office:value-type="string" calcext:value-type="string">
            <text:p>Kliknout na tlačítko „+“ a zvýšit tak počet kurzů na 2.</text:p>
          </table:table-cell>
          <table:table-cell office:value-type="string" calcext:value-type="string">
            <text:p>Počet objednávaných kurzů se zvýšil na dva.</text:p>
          </table:table-cell>
        </table:table-row>
        <table:table-row table:style-name="ro1">
          <table:table-cell office:value-type="string" calcext:value-type="string">
            <text:p>10. krok</text:p>
          </table:table-cell>
          <table:table-cell office:value-type="string" calcext:value-type="string">
            <text:p>Uložit „Cena celkem“ pro pozdější kontrolu.</text:p>
          </table:table-cell>
          <table:table-cell office:value-type="string" calcext:value-type="string">
            <text:p>Uložila se Cena celkem.</text:p>
          </table:table-cell>
        </table:table-row>
        <table:table-row table:style-name="ro1">
          <table:table-cell office:value-type="string" calcext:value-type="string">
            <text:p>11. krok</text:p>
          </table:table-cell>
          <table:table-cell office:value-type="string" calcext:value-type="string">
            <text:p>Porovnat uložené hodnoty v „Cenách celkem“, zda se shodují.</text:p>
          </table:table-cell>
          <table:table-cell office:value-type="string" calcext:value-type="string">
            <text:p>Pokud se částky shodovaly, vypsala se odpovídající hláška.</text:p>
          </table:table-cell>
        </table:table-row>
        <table:table-row table:style-name="ro1">
          <table:table-cell office:value-type="string" calcext:value-type="string">
            <text:p>12. krok</text:p>
          </table:table-cell>
          <table:table-cell office:value-type="string" calcext:value-type="string">
            <text:p>Kliknout na tlačítko „Pokračovat v objednávce“.</text:p>
          </table:table-cell>
          <table:table-cell office:value-type="string" calcext:value-type="string">
            <text:p>Došlo k přesunu na stránku k dokončení nákupu.</text:p>
          </table:table-cell>
        </table:table-row>
        <table:table-row table:style-name="ro2">
          <table:table-cell office:value-type="string" calcext:value-type="string">
            <text:p>13. krok</text:p>
          </table:table-cell>
          <table:table-cell office:value-type="string" calcext:value-type="string">
            <text:p>Zkontrolovat, že se zobrazily položky „Křestní jméno“ a „Příjmení“, které náleží k formuláři pro fyzickou osobu.</text:p>
          </table:table-cell>
          <table:table-cell office:value-type="string" calcext:value-type="string">
            <text:p>Pokud se položky zobrazily, tak se vypsala odpovídající hlášku.</text:p>
          </table:table-cell>
        </table:table-row>
        <table:table-row table:style-name="ro1">
          <table:table-cell office:value-type="string" calcext:value-type="string">
            <text:p>14. krok</text:p>
          </table:table-cell>
          <table:table-cell office:value-type="string" calcext:value-type="string">
            <text:p>Zatrhnout checkbox „Nakupuji na firmu“.</text:p>
          </table:table-cell>
          <table:table-cell office:value-type="string" calcext:value-type="string">
            <text:p>Checkbox se zatrhl.</text:p>
          </table:table-cell>
        </table:table-row>
        <table:table-row table:style-name="ro2">
          <table:table-cell table:style-name="ce5" office:value-type="string" calcext:value-type="string">
            <text:p>15. krok</text:p>
          </table:table-cell>
          <table:table-cell table:style-name="ce12" office:value-type="string" calcext:value-type="string">
            <text:p>Zkontrolovat, že se zobrazily položky „IČO“ a „DIČ“, které náleží k formuláři pro právnickou osobu.</text:p>
          </table:table-cell>
          <table:table-cell table:style-name="ce19" office:value-type="string" calcext:value-type="string">
            <text:p>Pokud se položky zobrazily, tak se vypsala odpovídající hlášku.</text:p>
          </table:table-cell>
        </table:table-row>
        <table:table-row table:style-name="ro1" table:number-rows-repeated="4"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34" office:value-type="string" calcext:value-type="string" table:number-columns-spanned="2" table:number-rows-spanned="1">
            <text:p>test_nazvy_sekci 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35" office:value-type="string" calcext:value-type="string" table:number-columns-spanned="2" table:number-rows-spanned="1">
            <text:p>Kontrola zobrazení sekcí u kurzu Testing Akademie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testovani-softwaru/" xlink:type="simple">https://engeto.cz/testovani-softwaru/</text:a>".</text:p>
          </table:table-cell>
          <table:table-cell office:value-type="string" calcext:value-type="string">
            <text:p><text:span text:style-name="T1">Otevřela se webová stránka „</text:span><text:span text:style-name="T1"><text:a xlink:href="https://engeto.cz/testovani-softwaru/" xlink:type="simple">https://engeto.cz/testovani-softwaru/</text:a></text:span><text:span text:style-name="T1">".</text:span></text:p>
          </table:table-cell>
        </table:table-row>
        <table:table-row table:style-name="ro1">
          <table:table-cell office:value-type="string" calcext:value-type="string">
            <text:p>3. krok</text:p>
          </table:table-cell>
          <table:table-cell office:value-type="string" calcext:value-type="string">
            <text:p>Zkontrolovat, že se v kurzu Testing Akademie nachází sekce „Co se naučíš?".</text:p>
          </table:table-cell>
          <table:table-cell office:value-type="string" calcext:value-type="string">
            <text:p>Pokud sekce „Co se naučíš?“ existovala, tak se vypsala odpovídající hláška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Zkontrolovat, že se v kurzu Testing Akademie nachází sekce „Průběh kurzu".</text:p>
          </table:table-cell>
          <table:table-cell office:value-type="string" calcext:value-type="string">
            <text:p>Pokud sekce „Průběh kurzu" existovala, tak se vypsala odpovídající hláška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Zkontrolovat, že se v kurzu Testing Akademie nachází sekce „Studijní plán".</text:p>
          </table:table-cell>
          <table:table-cell office:value-type="string" calcext:value-type="string">
            <text:p>Pokud sekce „Studijní plán" existovala, tak se vypsala odpovídající hláška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Zkontrolovat, že se v kurzu Testing Akademie nachází sekce „Cíle kurzu".</text:p>
          </table:table-cell>
          <table:table-cell office:value-type="string" calcext:value-type="string">
            <text:p>Pokud sekce „Cíle kurzu" existovala, tak se vypsala odpovídající hláška.</text:p>
          </table:table-cell>
        </table:table-row>
        <table:table-row table:style-name="ro2">
          <table:table-cell office:value-type="string" calcext:value-type="string">
            <text:p>7. krok</text:p>
          </table:table-cell>
          <table:table-cell office:value-type="string" calcext:value-type="string">
            <text:p>Zkontrolovat, že se v kurzu Testing Akademie nachází sekce „Proč studovat u nás?".</text:p>
          </table:table-cell>
          <table:table-cell office:value-type="string" calcext:value-type="string">
            <text:p>Pokud sekce „Proč studovat u nás?" existovala, tak se vypsala odpovídající hláška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Zkontrolovat, že se v kurzu Testing Akademie nachází sekce „Lektoři".</text:p>
          </table:table-cell>
          <table:table-cell office:value-type="string" calcext:value-type="string">
            <text:p>Pokud sekce „Lektoři" existovala, tak se vypsala odpovídající hláška.</text:p>
          </table:table-cell>
        </table:table-row>
        <table:table-row table:style-name="ro2">
          <table:table-cell office:value-type="string" calcext:value-type="string">
            <text:p>9. krok</text:p>
          </table:table-cell>
          <table:table-cell office:value-type="string" calcext:value-type="string">
            <text:p>Zkontrolovat, že se v kurzu Testing Akademie nachází sekce „Příběhy a reference".</text:p>
          </table:table-cell>
          <table:table-cell office:value-type="string" calcext:value-type="string">
            <text:p>Pokud sekce „Příběhy a reference" existovala, tak se vypsala odpovídající hláška.</text:p>
          </table:table-cell>
        </table:table-row>
        <table:table-row table:style-name="ro2">
          <table:table-cell office:value-type="string" calcext:value-type="string">
            <text:p>10. krok</text:p>
          </table:table-cell>
          <table:table-cell office:value-type="string" calcext:value-type="string">
            <text:p>Zkontrolovat, že se v kurzu Testing Akademie nachází sekce „Často kladené otázky".</text:p>
          </table:table-cell>
          <table:table-cell office:value-type="string" calcext:value-type="string">
            <text:p>Pokud sekce „Často kladené otázky" existovala, tak se vypsala odpovídající hláška.</text:p>
          </table:table-cell>
        </table:table-row>
        <table:table-row table:style-name="ro1">
          <table:table-cell table:style-name="ce5" office:value-type="string" calcext:value-type="string">
            <text:p>11. krok</text:p>
          </table:table-cell>
          <table:table-cell table:style-name="ce12" office:value-type="string" calcext:value-type="string">
            <text:p>Zkontrolovat, že se v kurzu Testing Akademie nachází sekce „Termíny".</text:p>
          </table:table-cell>
          <table:table-cell table:style-name="ce19" office:value-type="string" calcext:value-type="string">
            <text:p>Pokud sekce „Termíny" existovala, tak se vypsala odpovídající hláška.</text:p>
          </table:table-cell>
        </table:table-row>
        <table:table-row table:style-name="ro1">
          <table:table-cell table:style-name="Default" table:number-columns-repeated="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.00.0000</text:date>, <text:time style:data-style-name="N2" text:time-value="17:06:42.487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02:19:57.192000000</meta:creation-date>
    <dc:date>2025-05-11T17:08:46.641000000</dc:date>
    <meta:editing-duration>PT3H5M3S</meta:editing-duration>
    <meta:editing-cycles>5</meta:editing-cycles>
    <meta:generator>LibreOffice/7.6.4.1$Windows_X86_64 LibreOffice_project/e19e193f88cd6c0525a17fb7a176ed8e6a3e2aa1</meta:generator>
    <meta:document-statistic meta:table-count="1" meta:cell-count="169" meta:object-count="0"/>
  </office:meta>
</office:document-meta>
</file>